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405889262525567792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5890874417246815897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7252804250175842003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6391795511438130638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5595084741317112516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347770" text:continue-list="list7252804250175842003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20:16:22.45</dc:date>
    <dc:creator>James Lombardi</dc:creator>
    <meta:editing-duration>PT17H24M</meta:editing-duration>
    <meta:editing-cycles>116</meta:editing-cycles>
    <meta:document-statistic meta:table-count="0" meta:image-count="0" meta:object-count="0" meta:page-count="11" meta:paragraph-count="314" meta:word-count="3940" meta:character-count="19277"/>
  </office:meta>
</office:document-meta>
</file>